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2.999cm" style:rel-column-width="11559*"/>
    </style:style>
    <style:style style:name="Table1.B" style:family="table-column">
      <style:table-column-properties style:column-width="5.502cm" style:rel-column-width="21208*"/>
    </style:style>
    <style:style style:name="Table1.C" style:family="table-column">
      <style:table-column-properties style:column-width="4.249cm" style:rel-column-width="16380*"/>
    </style:style>
    <style:style style:name="Table1.D" style:family="table-column">
      <style:table-column-properties style:column-width="4.251cm" style:rel-column-width="16388*"/>
    </style:style>
    <style:style style:name="Table1.1" style:family="table-row">
      <style:table-row-properties style:keep-together="false" fo:keep-together="always"/>
    </style:style>
    <style:style style:name="Table1.A1" style:family="table-cell">
      <style:table-cell-properties fo:padding="0.097cm" fo:border-left="0.018cm solid #000000" fo:border-right="none" fo:border-top="0.018cm solid #000000" fo:border-bottom="0.018cm solid #000000"/>
    </style:style>
    <style:style style:name="Table1.D1" style:family="table-cell">
      <style:table-cell-properties fo:padding="0.097cm" fo:border="0.018cm solid #000000"/>
    </style:style>
    <style:style style:name="Table1.A2" style:family="table-cell">
      <style:table-cell-properties fo:padding="0.097cm" fo:border-left="0.018cm solid #000000" fo:border-right="none" fo:border-top="none" fo:border-bottom="0.018cm solid #000000"/>
    </style:style>
    <style:style style:name="Table1.D2" style:family="table-cell">
      <style:table-cell-properties fo:padding="0.097cm" fo:border-left="0.018cm solid #000000" fo:border-right="0.018cm solid #000000" fo:border-top="none" fo:border-bottom="0.018cm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list-style-name="L1"/>
    <style:style style:name="P3" style:family="paragraph" style:parent-style-name="Heading"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 to the CMGUI Zinc API v2.8</text:p>
      <text:p text:style-name="Standard">Richard Christie, Auckland Bioengineering Institute, University of Auckland, New Zealand</text:p>
      <text:p text:style-name="Standard">13 October 2011</text:p>
      <text:h text:style-name="Heading_20_1" text:outline-level="1">The CMGUI Zinc Library</text:h>
      <text:p text:style-name="Standard">The CMGUI Zinc library, developed as part of the CMISS project, is primarily designed for building interactive graphical interfaces to mathematical field models. It provides functionality in several 'layers':</text:p>
      <text:list xml:id="list1697563383" text:style-name="L1">
        <text:list-item>
          <text:p text:style-name="P2">Representations of mathematical fields, including finite element, image-based, CAD, plus fields derived by mathematical, image processing and other operators applied to source fields. Fields are created in hierarchical namespaces called 'regions'.</text:p>
        </text:list-item>
        <text:list-item>
          <text:p text:style-name="P2">Graphics conversions for making 3-D graphical 'renditions' of the fields in each region, built from primitives including points, lines, surfaces, iso-surfaces and streamlines.</text:p>
        </text:list-item>
        <text:list-item>
          <text:p text:style-name="P2">OpenGL rendering for several UI systems including win32, gtk+, Carbon(Mac), wxWidgets. Also includes interaction such as picking and highlighting.</text:p>
        </text:list-item>
        <text:list-item>
          <text:p text:style-name="P2">Utilities including non-linear optimisation.</text:p>
        </text:list-item>
      </text:list>
      <text:p text:style-name="Standard">CMGUI is the name of the standalone application built using the library; the combined home page is: <text:a xlink:type="simple" xlink:href="http://www.cmiss.org/cmgui">www.cmiss.org/cmgui</text:a>. Note we are transitioning to calling the library the 'CMISS Zinc library' to distinguish it from the CMGUI application. </text:p>
      <text:h text:style-name="Heading_20_1" text:outline-level="1">API Concepts and Standards</text:h>
      <text:h text:style-name="Heading_20_2" text:outline-level="2">ANSI C</text:h>
      <text:p text:style-name="Standard">The underlying API is presented in ANSI C headers to ease integration into the widest variety of languages.</text:p>
      <text:h text:style-name="Heading_20_2" text:outline-level="2">Not Threadsafe</text:h>
      <text:p text:style-name="Standard">The API is not threadsafe. Calling an API method in one thread while another API method is in progress on another thread is expected to cause uncertain behaviour or a crash. There are however plans to use multiple threads internally to parallelise graphics generation, which may involve making some APIs thread-safe in controlled situations.</text:p>
      <text:h text:style-name="Heading_20_2" text:outline-level="2">Include Files</text:h>
      <text:p text:style-name="Standard">Public C API headers are in the 'api' folder of the CMGUI Zinc source tree. Headers are named for the main object or category of objects for which API is provided, so in many cases several related object types will be in the same header. Definitions of handle types and enumerations needed by multiple API headers are in the subfolder 'api/types'; it should not be necessary to include these directly. The latest C API can be viewed on our subversion viewer at:</text:p>
      <text:p text:style-name="Standard"><text:a xlink:type="simple" xlink:href="https://svn.physiomeproject.org/svn/cmiss/cmgui/trunk/source/api/">https://svn.physiomeproject.org/svn/cmiss/cmgui/trunk/source/api/</text:a></text:p>
      <text:h text:style-name="Heading_20_2" text:outline-level="2"><text:soft-page-break/>Namespaces</text:h>
      <text:p text:style-name="Standard">To avoid function name collisions with other libraries, all types and their methods are prefixed by <text:s/>"Cmiss_", all enumerated constants are written in uppercase prefixed by "CMISS_", and all API header file names begin with "cmiss_". After the prefix, C API function names consist of unabbreviated words separated by underscores ('_').</text:p>
      <text:h text:style-name="Heading_20_2" text:outline-level="2">Object/Interface-based</text:h>
      <text:p text:style-name="Standard">The overall design of the API is based on calling methods on an object or interface. Only the initial 'context' object is created without reference to an existing object:</text:p>
      <text:p text:style-name="Code">Cmiss_context_id context = Cmiss_context_create("Instance1");</text:p>
      <text:p text:style-name="Standard">All other objects are created or obtained by calling methods on objects/interfaces you have obtained:</text:p>
      <text:p text:style-name="Code">Cmiss_region_id region = Cmiss_context_get_default_region(context);</text:p>
      <text:p text:style-name="Standard">Here, a Cmiss_region_id is a handle to a Cmiss_region object (see later). All methods on an object start with the type name and take the object as the first argument.</text:p>
      <text:p text:style-name="Standard">Note that all required state must be passed as function arguments: there are no global singleton objects from which data is obtained.</text:p>
      <text:h text:style-name="Heading_20_2" text:outline-level="2">Object Handles and Clean-Up</text:h>
      <text:p text:style-name="Standard">All objects are returned by the API as 'handles', and handle types always take the name of the object type with the suffix '_id'. The handle type is currently just a typedef for a pointer, but it is possible future implementations will change this:</text:p>
      <text:p text:style-name="Code">struct Cmiss_region;<text:line-break/>typedef struct Cmiss_region * Cmiss_region_id;</text:p>
      <text:p text:style-name="Standard">With few exceptions, all handles returned by the API must be destroyed by a type-specific destroy function, which takes the address of the handle and clears it to prevent it being used again:</text:p>
      <text:p text:style-name="Code">Cmiss_region_destroy(&amp;region);</text:p>
      <text:p text:style-name="Standard">The only exceptions are 'base_cast' functions for derived types which return a temporary handle to the base class for calling methods on it to simulate object-oriented polymorphism.</text:p>
      <text:p text:style-name="Standard">Excepting deliberate misuse of the API, while you have a valid handle to an object it is guaranteed to remain in existence, or at least in a safe state.</text:p>
      <text:h text:style-name="Heading_20_2" text:outline-level="2">Reference Counting and Object Lifetimes</text:h>
      <text:p text:style-name="Standard">Internally, most objects are reference counted. Destroying the handle reduces the reference count, and, usually, when there are no external references held the object is destroyed.</text:p>
      <text:p text:style-name="Standard">Objects which are reference counted expose additional methods to obtain new references (i.e. increment reference count), which clients should use whenever additional handles must be held for an uncertain time by multiple objects:</text:p>
      <text:p text:style-name="Code">Cmiss_region_id extra_region_handle = Cmiss_region_access(region);</text:p>
      <text:p text:style-name="Standard">Handles to non-reference-counting API objects (those without 'access' methods) should be carefully destroyed <text:span text:style-name="T1">once</text:span> when finished with them. It is possible these will be switched to being reference counted in future.</text:p>
      <text:p text:style-name="Standard"><text:soft-page-break/>Most main reference counted objects are managed in sets by their owning objects to facilitate change messaging (see below).</text:p>
      <text:p text:style-name="Standard">Reference counted objects fall into 3 categories according to how their lifetimes are managed:</text:p>
      <text:p text:style-name="Standard"><text:span text:style-name="T2">1. Objects which can be discarded via methods on their owning object</text:span>, including element (owner: mesh), node (owner: nodeset), graphic (owner: rendition), time_notifier (owner: time_keeper). There may be restrictions, for example, nodes may not be destroyed while in use by elements in the region. Calling the owner's method to discard the object leaves it in a permanently orphaned, but safe state; the only practical action that can be done with them is to destroy any handles held.</text:p>
      <text:p text:style-name="Standard"><text:span text:style-name="T2">2. Objects whose lifetime management is switchable within their owning object</text:span>, including major objects owned by field_module (field) and graphics_module (graphics_material, graphics_filter, tessellation, spectrum, scene). By default these objects are destroyed when the last external reference to them is removed. This strategy can be changed on a per-object basis by setting their 'IS_MANAGED' flag to 1 which ensures that the object lives indefinitely in its owning object:</text:p>
      <text:p text:style-name="Code">Cmiss_field_set_attribute_integer(field, CMISS_FIELD_ATTRIBUTE_IS_MANAGED, 1);</text:p>
      <text:p text:style-name="Standard">The default case supports applications which want to do their own management of object lifetimes, and cases when an object is needed only temporarily. The common reason to 'manage' objects is so they remain available for users to select to use: all objects read in from data files (e.g. fields) are automatically managed, otherwise they would never be available for use. Some field expressions require the use of intermediate fields which are often best left as 'unmanaged' so they live or die with the final field.</text:p>
      <text:p text:style-name="Standard"><text:span text:style-name="T2">3. Simply reference counted objects</text:span>, including region but many support objects which are not expected to be held after use. These are simply destroyed when no references are held to them.</text:p>
      <text:p text:style-name="Standard">A further exception is that each region always has exactly 3 'master' mesh objects (for 1, 2 and 3 dimensions) and 2 nodesets (for nodes and 'data'). These can be obtained from the region's field module, but new ones cannot be created, nor can they be destroyed. These are limitations of the current data model.</text:p>
      <text:h text:style-name="Heading_20_2" text:outline-level="2">Change Messaging</text:h>
      <text:p text:style-name="Standard">The library automatically updates graphics when changes are made to the fields and other objects which they are based on. It does this via internal change messages which are sent from their owning object to clients. Normally a change message is sent by every method call which modifies the state of an object, which is very inefficient if you are making many changes. Hence if more than one API is to be called, you should call the begin/end_change API on the owning object. The following example is for making many field changes to a region's field module:</text:p>
      <text:p text:style-name="Code">Cmiss_field_module_begin_change(field_module);<text:line-break/>// add or modify multiple fields from field_module here<text:line-break/>Cmiss_field_module_end_change(field_module);</text:p>
      <text:p text:style-name="Standard">It is very important that you call the matching end_change for each begin_change. In code capable of throwing exceptions it is best to construct an object which calls begin_change on construction and end_change in its destructor so both are guaranteed to be called.</text:p>
      <text:p text:style-name="Standard">Region objects have hierarchical begin/end_hierarchical_change methods which prevent change messages for the entire region tree.</text:p>
      <text:h text:style-name="Heading_20_2" text:outline-level="2"><text:soft-page-break/>API Method Details</text:h>
      <text:p text:style-name="Standard">All constructors and functions for finding or getting existing objects return a new handle to the object on success, or NULL on failure:</text:p>
      <text:p text:style-name="Code">Cmiss_field_id field = Cmiss_field_module_find_field_by_name(field_module, "coordinates");</text:p>
      <text:p text:style-name="Standard">Constructors (“Create” functions) always create the object in a safe, fully-constructed state. The primary reason for a constructor to fail is if arguments are missing or invalid. In most cases a different factory object is used to create new objects, e.g.:</text:p>
      <text:p text:style-name="Standard">String getter functions return allocated strings which must be freed using a supplied deallocate function:</text:p>
      <text:p text:style-name="Code">char *name = Cmiss_field_get_name(field);<text:line-break/>// use name<text:line-break/>Cmiss_deallocate(name);</text:p>
      <text:p text:style-name="Standard">API methods for setting or getting arrays of values require the size of the array to be passed as an argument, and it is up to the caller to provide a memory buffer of sufficient size:</text:p>
      <text:p text:style-name="Code">int Cmiss_field_assign_real(Cmiss_field_id field, Cmiss_field_cache_id cache, int number_of_values, const double *values);</text:p>
      <text:p text:style-name="Code">int Cmiss_field_evaluate_real(Cmiss_field_id field, Cmiss_field_cache_id cache, int number_of_values, double *values);</text:p>
      <text:p text:style-name="Standard">Other functions return an integer 'status code' which will be CMISS_OK on success, any other value on failure. We plan to return more useful error codes in future.</text:p>
      <text:p text:style-name="Standard">The context has a special method to execute any of the legacy 'gfx' command strings from the standalone CMGUI application (but note there is no perl interpreter acting on the string), and these only work after the user interface has been enabled:</text:p>
      <text:p text:style-name="Code">Cmiss_context_execute_command(context, "gfx define field bob constant 1");<text:line-break/>Cmiss_context_execute_command(context, "gfx modify g_element heart lines coordinate coordinates material default");</text:p>
      <text:p text:style-name="Standard">Some objects have methods taking partial commands, and do not need a user interface enabled:</text:p>
      <text:p text:style-name="Code">Cmiss_field_module_define_field(field_module, "bob", "constant 1");<text:line-break/>Cmiss_rendition_execute_command(rendition, "lines coordinate coordinates material default");</text:p>
      <text:p text:style-name="Standard">Use of any methods taking these legacy commands is discouraged, but occasionally necessary when direct API for a feature is unavailable. Always prefer direct API to partial legacy commands, and both over the general context execute command (which should be treated as deprecated: it is already unavailable in the Zinc plugin).</text:p>
      <text:h text:style-name="Heading_20_1" text:outline-level="1">The Zinc Plugin</text:h>
      <text:p text:style-name="Standard">The Zinc plugin allows the library to be used from web pages including rendering into a canvas in the browser window with a custom GUI, all controlled by calling JavaScript bindings to the API. For the security of the client machine, the Zinc plugin omits all methods for writing to local files, and the context 'execute command' method is not available due to the many file writing commands it permits, plus our intention to remove it.</text:p>
      <text:p text:style-name="Standard">Some boilerplate code is needed to get the plugin up and running in a web page, and also to obtain data files over the web. These can be seen in examples, plus other documentation on the website.</text:p>
      <text:p text:style-name="Standard"><text:soft-page-break/>The Zinc JavaScript API is conceptually identical to the C API, but there are some key differences in appearance.</text:p>
      <text:p text:style-name="Standard">The Javascript bindings presents all API functions as methods on objects i.e. object.method(args), and the method name uses camelCase starting with little letters for the verb. Hence the C call:</text:p>
      <text:p text:style-name="Code">Cmiss_field_id field = Cmiss_field_module_find_field_by_name(field_module, "coordinates");</text:p>
      <text:p text:style-name="Standard">becomes, in JavaScipt:</text:p>
      <text:p text:style-name="Code">var field = field_module.findFieldByName("coordinates")</text:p>
      <text:p text:style-name="Standard">Not only is the format much nicer to read, but you don't have to clean-up any object handles as this is automatically done by the system when variables go out of scope, become unused or are reassigned.</text:p>
      <text:p text:style-name="Standard">Be aware that the Zinc plugin may be lag behind the C API, but it is a straight-forward task to bring missing functionality into the plugin, so do enquire. Also, we currently don't have a good means for communicating what API is available, so it will be necessary to look at the full C API and translate the relevant function to the JavaScript format.</text:p>
      <text:h text:style-name="Heading_20_1" text:outline-level="1">Making an Application</text:h>
      <text:p text:style-name="Standard">To start your application using the library, you will need to constuct the main Cmiss_context object using function Cmiss_context_create. The context provides access to all the other major objects in the data model, including the root region, and the graphics module. Current safest practice is to ensure that the handle to the Cmiss_context is destroyed after all other handles to CMGUI Zinc objects are destroyed.</text:p>
      <text:p text:style-name="Standard">Model data is stored as fields, which belong to regions. Regions can be arranged into hierarchical tree structures, and provide namespaces for fields and some hierarchical relationships between them. Regions and fields can be read in from data files, including the native EX format and FieldML 0.4. Image fields can be defined from most common image formats. API is provided for creating finite element meshes and defining interpolation with basis functions, and a large number of field types are available to define new fields by applying operators to existing fields.</text:p>
      <text:p text:style-name="Standard">To create graphics, first we must get a handle to the graphics module by calling <text:s/>Cmiss_context_get_default_graphics_module. All objects responsible for graphics generation are accessed from this module, including scenes, renditions, graphic objects, graphics materials, graphics filters, tessellation objects, spectrums.</text:p>
      <text:p text:style-name="Standard">Within the graphics module, each region can have a graphical representation called a 'rendition' but before handles to each rendition can be created, renditions must be enabled for the region tree by calling Cmiss_graphics_module_enable_renditions on the root region. Thereafter you can call Cmiss_graphics_module_get_rendition to get a handle to the rendition for a region, and are then able to create graphics for it.</text:p>
      <text:p text:style-name="Standard">A rendition consists of a list of Cmiss_graphic objects, each of which has a type which sets the operation it uses to convert fields into graphics: points (element points, node points, data points, single point), lines, surfaces, iso-surfaces and streamlines. One of the key strengths of the CMGUI Zinc library is that all aspects of graphics conversion are controlled by fields including the coordinates source, data values (for colouring with a spectrum to create 'contour plots'), iso-scalar for iso-surfaces, stream vector for streamlines, glyph orientation and scaling for points. Combining this with the ability to define fields by applying operators on existing fields mean there are few <text:soft-page-break/>limitations to what can be visualised.</text:p>
      <text:p text:style-name="Standard">Currently only limited API is available for constructing and modifying the many settings for each graphic type, so at this time it is usually necessary to pass the data for a graphic using the format from the legacy cmgui 'gfx' commands. For example, to create a point graphic called "bob" which draws the scaled "axes" glyph at the origin in the supplied rendition, use the following:</text:p>
      <text:p text:style-name="Code">Cmiss_rendition_execute_command(rendition, "point as bob glyph axes size 1.2 centre 0,0,0");</text:p>
      <text:p text:style-name="Standard">Refer to the cmgui website for examples of how to set up graphics with 'gfx' commands.</text:p>
      <text:p text:style-name="Standard">To visualise the graphics using OpenGL in a window, you must first enable the user interface by calling a variant of Cmiss_context_enable_user_interface for the UI widget set in use. This also enables other functionality such as timers and idle updates. The wxWidgets variant of the library has additional API for passing an external main loop into it.</text:p>
      <text:p text:style-name="Standard">After the user interface is enabled, the scene_viewer_package can be obtained from the context and used to create a Cmiss_scene_viewer object in a drawing canvas for the respective UI layer, currently wxWidgets, gtk, win32 or Carbon. A scene viewer renders the graphics from a scene; a scene essentially specifies the top region for which graphics are to be output and a graphics filter object controlling which graphics within that region tree are to be shown. The graphics module always has a default scene, and new scenes can also be created and managed. The default graphics filter, used by the default scene, filters according to the visibility flag for each graphic and each rendition.</text:p>
      <text:p text:style-name="Standard">To get the scene viewer to show all visible graphics within the scene at a default viewing angle, call the Cmiss_scene_viewer_view_all function.</text:p>
      <text:h text:style-name="Heading_20_2" text:outline-level="2">Examples</text:h>
      <text:p text:style-name="Standard">The simple_axis_viewer example demonstrates how to make a simple application using the CMGUI Zinc library and API:</text:p>
      <text:p text:style-name="Standard"><text:a xlink:type="simple" xlink:href="http://cmiss.bioeng.auckland.ac.nz/development/examples/a/simple_axis_viewer/index.html">http://cmiss.bioeng.auckland.ac.nz/development/examples/a/simple_axis_viewer/index.html</text:a></text:p>
      <text:p text:style-name="Standard">The time_api example demonstrates how to set up a rendition and also how to receive time callbacks with the user interface is enabled:</text:p>
      <text:p text:style-name="Standard"><text:a xlink:type="simple" xlink:href="http://cmiss.bioeng.auckland.ac.nz/development/examples/a/testing/cmiss_time_api/index.html">http://cmiss.bioeng.auckland.ac.nz/development/examples/a/testing/cmiss_time_api/index.html</text:a></text:p>
      <text:p text:style-name="Standard">The cmiss_field_image_api example demonstrates how an image field is created and modified via the API:</text:p>
      <text:p text:style-name="Standard"><text:a xlink:type="simple" xlink:href="http://cmiss.bioeng.auckland.ac.nz/development/examples/a/testing/cmiss_field_image_api/index.html">http://cmiss.bioeng.auckland.ac.nz/development/examples/a/testing/cmiss_field_image_api/index.html</text:a></text:p>
      <text:p text:style-name="Standard">The meshing_api example shows how to create finite element meshes and interpolated fields:</text:p>
      <text:p text:style-name="Standard"><text:a xlink:type="simple" xlink:href="http://cmiss.bioeng.auckland.ac.nz/development/examples/a/meshing_api/index.html">http://cmiss.bioeng.auckland.ac.nz/development/examples/a/meshing_api/index.html</text:a></text:p>
      <text:p text:style-name="Standard">The optimisation/mesh-alignment-c example shows how to use the optimisation API to optimise an objective function:</text:p>
      <text:p text:style-name="Standard"><text:a xlink:type="simple" xlink:href="http://cmiss.bioeng.auckland.ac.nz/development/examples/a/optimisation/mesh-alignment-c/index.html">http://cmiss.bioeng.auckland.ac.nz/development/examples/a/optimisation/mesh-alignment-c/index.html</text:a></text:p>
      <text:h text:style-name="Heading_20_1" text:outline-level="1"><text:soft-page-break/>Main CMGUI Zinc Objects</text:h>
      <text:p text:style-name="Standard">Following is a table describing the main classes of objects used in the CMGUI Zinc interface, and their relationships to each other. Note that Field and to a lesser extent Mesh and Graphics filter objects have derived types with specialised behaviours and type-specific APIs; these are not listed here.</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Class</text:p>
            </table:table-cell>
            <table:table-cell table:style-name="Table1.A1" office:value-type="string">
              <text:p text:style-name="P1">Purpose</text:p>
            </table:table-cell>
            <table:table-cell table:style-name="Table1.A1" office:value-type="string">
              <text:p text:style-name="P1">Created or obtained from class.</text:p>
            </table:table-cell>
            <table:table-cell table:style-name="Table1.D1" office:value-type="string">
              <text:p text:style-name="P1">Main objects created or obtained from it.</text:p>
            </table:table-cell>
          </table:table-row>
        </table:table-header-rows>
        <table:table-row table:style-name="Table1.1">
          <table:table-cell table:style-name="Table1.A2" office:value-type="string">
            <text:p text:style-name="Table_20_Contents">Context</text:p>
          </table:table-cell>
          <table:table-cell table:style-name="Table1.A2" office:value-type="string">
            <text:p text:style-name="Table_20_Contents">Main object (instance) from which other main objects are obtained.</text:p>
          </table:table-cell>
          <table:table-cell table:style-name="Table1.A2" office:value-type="string">
            <text:p text:style-name="Table_20_Contents">-</text:p>
          </table:table-cell>
          <table:table-cell table:style-name="Table1.D2" office:value-type="string">
            <text:p text:style-name="Table_20_Contents">Region<text:line-break/>Graphics module<text:line-break/>Time keeper<text:line-break/>Scene viewer package</text:p>
          </table:table-cell>
        </table:table-row>
        <table:table-row table:style-name="Table1.1">
          <table:table-cell table:style-name="Table1.A2" office:value-type="string">
            <text:p text:style-name="Table_20_Contents">Region</text:p>
          </table:table-cell>
          <table:table-cell table:style-name="Table1.A2" office:value-type="string">
            <text:p text:style-name="Table_20_Contents">Hierarchical container of fields and child regions.</text:p>
          </table:table-cell>
          <table:table-cell table:style-name="Table1.A2" office:value-type="string">
            <text:p text:style-name="Table_20_Contents">Context<text:line-break/>Region (as child)</text:p>
          </table:table-cell>
          <table:table-cell table:style-name="Table1.D2" office:value-type="string">
            <text:p text:style-name="Table_20_Contents">Field module</text:p>
          </table:table-cell>
        </table:table-row>
        <table:table-row table:style-name="Table1.1">
          <table:table-cell table:style-name="Table1.A2" office:value-type="string">
            <text:p text:style-name="Table_20_Contents">Field module</text:p>
          </table:table-cell>
          <table:table-cell table:style-name="Table1.A2" office:value-type="string">
            <text:p text:style-name="Table_20_Contents">Factory object for managing fields and related objects in a region.</text:p>
          </table:table-cell>
          <table:table-cell table:style-name="Table1.A2" office:value-type="string">
            <text:p text:style-name="Table_20_Contents">Region<text:line-break/>Field</text:p>
          </table:table-cell>
          <table:table-cell table:style-name="Table1.D2" office:value-type="string">
            <text:p text:style-name="Table_20_Contents">Field (many types)<text:line-break/>Mesh<text:line-break/>Nodeset<text:line-break/>Time Sequence<text:line-break/>Optimisation</text:p>
          </table:table-cell>
        </table:table-row>
        <table:table-row table:style-name="Table1.1">
          <table:table-cell table:style-name="Table1.A2" office:value-type="string">
            <text:p text:style-name="Table_20_Contents">Field</text:p>
          </table:table-cell>
          <table:table-cell table:style-name="Table1.A2" office:value-type="string">
            <text:p text:style-name="Table_20_Contents">Instance of concrete field type which can be evaluated over elements, at nodes etc.</text:p>
          </table:table-cell>
          <table:table-cell table:style-name="Table1.A2" office:value-type="string">
            <text:p text:style-name="Table_20_Contents">Field module<text:line-break/></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Mesh</text:p>
          </table:table-cell>
          <table:table-cell table:style-name="Table1.A2" office:value-type="string">
            <text:p text:style-name="Table_20_Contents">Owning container of elements over which finite element fields are defined.</text:p>
          </table:table-cell>
          <table:table-cell table:style-name="Table1.A2" office:value-type="string">
            <text:p text:style-name="Table_20_Contents">Field module</text:p>
          </table:table-cell>
          <table:table-cell table:style-name="Table1.D2" office:value-type="string">
            <text:p text:style-name="Table_20_Contents">Element<text:line-break/>Element template<text:line-break/>Element basis</text:p>
          </table:table-cell>
        </table:table-row>
        <table:table-row table:style-name="Table1.1">
          <table:table-cell table:style-name="Table1.A2" office:value-type="string">
            <text:p text:style-name="Table_20_Contents">Element</text:p>
          </table:table-cell>
          <table:table-cell table:style-name="Table1.A2" office:value-type="string">
            <text:p text:style-name="Table_20_Contents">A single finite element chart over which fields can be interpolated.</text:p>
          </table:table-cell>
          <table:table-cell table:style-name="Table1.A2" office:value-type="string">
            <text:p text:style-name="Table_20_Contents">Mesh</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Element template</text:p>
          </table:table-cell>
          <table:table-cell table:style-name="Table1.A2" office:value-type="string">
            <text:p text:style-name="Table_20_Contents">Object storing information for creating new elements and defining element fields.</text:p>
          </table:table-cell>
          <table:table-cell table:style-name="Table1.A2" office:value-type="string">
            <text:p text:style-name="Table_20_Contents">Mesh</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Element basis</text:p>
          </table:table-cell>
          <table:table-cell table:style-name="Table1.A2" office:value-type="string">
            <text:p text:style-name="Table_20_Contents">Basis function description.</text:p>
          </table:table-cell>
          <table:table-cell table:style-name="Table1.A2" office:value-type="string">
            <text:p text:style-name="Table_20_Contents">Mesh</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Nodeset</text:p>
          </table:table-cell>
          <table:table-cell table:style-name="Table1.A2" office:value-type="string">
            <text:p text:style-name="Table_20_Contents">Owning container of Nodes</text:p>
          </table:table-cell>
          <table:table-cell table:style-name="Table1.A2" office:value-type="string">
            <text:p text:style-name="Table_20_Contents">Field module</text:p>
          </table:table-cell>
          <table:table-cell table:style-name="Table1.D2" office:value-type="string">
            <text:p text:style-name="Table_20_Contents">Node<text:line-break/>Node template</text:p>
          </table:table-cell>
        </table:table-row>
        <table:table-row table:style-name="Table1.1">
          <table:table-cell table:style-name="Table1.A2" office:value-type="string">
            <text:p text:style-name="Table_20_Contents">Node</text:p>
          </table:table-cell>
          <table:table-cell table:style-name="Table1.A2" office:value-type="string">
            <text:p text:style-name="Table_20_Contents">A point object, capable of having parameters stored at it.</text:p>
          </table:table-cell>
          <table:table-cell table:style-name="Table1.A2" office:value-type="string">
            <text:p text:style-name="Table_20_Contents">Nodeset</text:p>
          </table:table-cell>
          <table:table-cell table:style-name="Table1.D2" office:value-type="string">
            <text:p text:style-name="Table_20_Contents">-</text:p>
          </table:table-cell>
        </table:table-row>
        <text:soft-page-break/>
        <table:table-row table:style-name="Table1.1">
          <table:table-cell table:style-name="Table1.A2" office:value-type="string">
            <text:p text:style-name="Table_20_Contents">Node template</text:p>
          </table:table-cell>
          <table:table-cell table:style-name="Table1.A2" office:value-type="string">
            <text:p text:style-name="Table_20_Contents">Object storing information for creating new nodes and defining node fields.</text:p>
          </table:table-cell>
          <table:table-cell table:style-name="Table1.A2" office:value-type="string">
            <text:p text:style-name="Table_20_Contents">Nodeset</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Time sequence</text:p>
          </table:table-cell>
          <table:table-cell table:style-name="Table1.A2" office:value-type="string">
            <text:p text:style-name="Table_20_Contents">Stores an increasing list of time values for defining time-varying fields.</text:p>
          </table:table-cell>
          <table:table-cell table:style-name="Table1.A2" office:value-type="string">
            <text:p text:style-name="Table_20_Contents">Field module</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Time keeper</text:p>
          </table:table-cell>
          <table:table-cell table:style-name="Table1.A2" office:value-type="string">
            <text:p text:style-name="Table_20_Contents">Keeps track of system time and calls time notifiers to support animation.</text:p>
          </table:table-cell>
          <table:table-cell table:style-name="Table1.A2" office:value-type="string">
            <text:p text:style-name="Table_20_Contents">Context</text:p>
          </table:table-cell>
          <table:table-cell table:style-name="Table1.D2" office:value-type="string">
            <text:p text:style-name="Table_20_Contents">Time notifier</text:p>
          </table:table-cell>
        </table:table-row>
        <table:table-row table:style-name="Table1.1">
          <table:table-cell table:style-name="Table1.A2" office:value-type="string">
            <text:p text:style-name="Table_20_Contents">Time notifier</text:p>
          </table:table-cell>
          <table:table-cell table:style-name="Table1.A2" office:value-type="string">
            <text:p text:style-name="Table_20_Contents">Describes pattern of timer notification and callbacks for a client.</text:p>
          </table:table-cell>
          <table:table-cell table:style-name="Table1.A2" office:value-type="string">
            <text:p text:style-name="Table_20_Contents">Time keeper</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Graphics module</text:p>
          </table:table-cell>
          <table:table-cell table:style-name="Table1.A2" office:value-type="string">
            <text:p text:style-name="Table_20_Contents">Container/owner of all graphics-related objects.</text:p>
          </table:table-cell>
          <table:table-cell table:style-name="Table1.A2" office:value-type="string">
            <text:p text:style-name="Table_20_Contents">Context</text:p>
          </table:table-cell>
          <table:table-cell table:style-name="Table1.D2" office:value-type="string">
            <text:p text:style-name="Table_20_Contents">Rendition<text:line-break/>Graphics material<text:line-break/>Spectrum<text:line-break/>Graphics filter<text:line-break/>Tessellation<text:line-break/>Scene</text:p>
          </table:table-cell>
        </table:table-row>
        <table:table-row table:style-name="Table1.1">
          <table:table-cell table:style-name="Table1.A2" office:value-type="string">
            <text:p text:style-name="Table_20_Contents">Rendition</text:p>
          </table:table-cell>
          <table:table-cell table:style-name="Table1.A2" office:value-type="string">
            <text:p text:style-name="Table_20_Contents">Collection of graphic objects visualising fields in a region.</text:p>
          </table:table-cell>
          <table:table-cell table:style-name="Table1.A2" office:value-type="string">
            <text:p text:style-name="Table_20_Contents">Graphics module</text:p>
          </table:table-cell>
          <table:table-cell table:style-name="Table1.D2" office:value-type="string">
            <text:p text:style-name="Table_20_Contents">Graphic</text:p>
          </table:table-cell>
        </table:table-row>
        <table:table-row table:style-name="Table1.1">
          <table:table-cell table:style-name="Table1.A2" office:value-type="string">
            <text:p text:style-name="Table_20_Contents">Graphics material</text:p>
          </table:table-cell>
          <table:table-cell table:style-name="Table1.A2" office:value-type="string">
            <text:p text:style-name="Table_20_Contents">Object giving colour, lighting and material shader properties to a graphic.</text:p>
          </table:table-cell>
          <table:table-cell table:style-name="Table1.A2" office:value-type="string">
            <text:p text:style-name="Table_20_Contents">Graphics module</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Spectrum</text:p>
          </table:table-cell>
          <table:table-cell table:style-name="Table1.A2" office:value-type="string">
            <text:p text:style-name="Table_20_Contents">Object which modifies colours of graphics depending on values of the graphic's data field.</text:p>
          </table:table-cell>
          <table:table-cell table:style-name="Table1.A2" office:value-type="string">
            <text:p text:style-name="Table_20_Contents">Graphics module</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Graphics filter</text:p>
          </table:table-cell>
          <table:table-cell table:style-name="Table1.A2" office:value-type="string">
            <text:p text:style-name="Table_20_Contents">Boolean operator determining visibility of graphics</text:p>
          </table:table-cell>
          <table:table-cell table:style-name="Table1.A2" office:value-type="string">
            <text:p text:style-name="Table_20_Contents">Graphics module</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Tessellation</text:p>
          </table:table-cell>
          <table:table-cell table:style-name="Table1.A2" office:value-type="string">
            <text:p text:style-name="Table_20_Contents">Controls discretization of elements into line segments for graphics.</text:p>
          </table:table-cell>
          <table:table-cell table:style-name="Table1.A2" office:value-type="string">
            <text:p text:style-name="Table_20_Contents">Graphics module</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Scene</text:p>
          </table:table-cell>
          <table:table-cell table:style-name="Table1.A2" office:value-type="string">
            <text:p text:style-name="Table_20_Contents">Controls which graphics are visible by combining a top region and a graphics filter.</text:p>
          </table:table-cell>
          <table:table-cell table:style-name="Table1.A2" office:value-type="string">
            <text:p text:style-name="Table_20_Contents">Graphics module</text:p>
          </table:table-cell>
          <table:table-cell table:style-name="Table1.D2" office:value-type="string">
            <text:p text:style-name="Table_20_Contents">-</text:p>
          </table:table-cell>
        </table:table-row>
        <text:soft-page-break/>
        <table:table-row table:style-name="Table1.1">
          <table:table-cell table:style-name="Table1.A2" office:value-type="string">
            <text:p text:style-name="Table_20_Contents">Graphic</text:p>
          </table:table-cell>
          <table:table-cell table:style-name="Table1.A2" office:value-type="string">
            <text:p text:style-name="Table_20_Contents">Instance of a conversion operator making graphics from fields: points, lines, surfaces, isosurfaces, streamlines</text:p>
          </table:table-cell>
          <table:table-cell table:style-name="Table1.A2" office:value-type="string">
            <text:p text:style-name="Table_20_Contents">Rendition</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Scene viewer package</text:p>
          </table:table-cell>
          <table:table-cell table:style-name="Table1.A2" office:value-type="string">
            <text:p text:style-name="Table_20_Contents">Factory object for creating scene viewers.</text:p>
          </table:table-cell>
          <table:table-cell table:style-name="Table1.A2" office:value-type="string">
            <text:p text:style-name="Table_20_Contents">Context</text:p>
          </table:table-cell>
          <table:table-cell table:style-name="Table1.D2" office:value-type="string">
            <text:p text:style-name="Table_20_Contents">Scene viewer</text:p>
          </table:table-cell>
        </table:table-row>
        <table:table-row table:style-name="Table1.1">
          <table:table-cell table:style-name="Table1.A2" office:value-type="string">
            <text:p text:style-name="Table_20_Contents">Scene viewer</text:p>
          </table:table-cell>
          <table:table-cell table:style-name="Table1.A2" office:value-type="string">
            <text:p text:style-name="Table_20_Contents">Object for rendering a CMGUI Zinc scene into a UI-layer specific drawing canvas.</text:p>
          </table:table-cell>
          <table:table-cell table:style-name="Table1.A2" office:value-type="string">
            <text:p text:style-name="Table_20_Contents">Scene viewer package</text:p>
          </table:table-cell>
          <table:table-cell table:style-name="Table1.D2" office:value-type="string">
            <text:p text:style-name="Table_20_Contents">-</text:p>
          </table:table-cell>
        </table:table-row>
        <table:table-row table:style-name="Table1.1">
          <table:table-cell table:style-name="Table1.A2" office:value-type="string">
            <text:p text:style-name="Table_20_Contents">Optimisation</text:p>
          </table:table-cell>
          <table:table-cell table:style-name="Table1.A2" office:value-type="string">
            <text:p text:style-name="Table_20_Contents">Describes and performs non-linear optimisation problems on Fields.</text:p>
          </table:table-cell>
          <table:table-cell table:style-name="Table1.A2" office:value-type="string">
            <text:p text:style-name="Table_20_Contents">Field module</text:p>
          </table:table-cell>
          <table:table-cell table:style-name="Table1.D2" office:value-type="string">
            <text:p text:style-name="Table_20_Conten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style>
    <style:style style:name="Heading" style:family="paragraph" style:parent-style-name="Standard" style:next-style-name="Standard" style:class="text">
      <style:paragraph-properties fo:margin-top="0.423cm" fo:margin-bottom="0.212cm" fo:keep-with-next="always"/>
      <style:text-properties style:font-name="Liberation Sans" fo:font-size="2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1" style:class="text">
      <style:text-properties fo:font-size="70%"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21cm" fo:margin-bottom="0.21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21cm" fo:margin-bottom="0.21cm"/>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de" style:family="paragraph" style:parent-style-name="Standard" style:class="text">
      <style:paragraph-properties fo:margin-left="0.499cm" fo:margin-right="0cm" fo:margin-top="0cm" fo:margin-bottom="0.21cm" fo:text-indent="0cm" style:auto-text-indent="false" fo:background-color="transparent" fo:padding="0cm" fo:border="none" style:shadow="none">
        <style:background-image/>
      </style:paragraph-properties>
      <style:text-properties style:font-name="DejaVu Sans Mono1" fo:font-size="9pt" style:font-size-asian="10.5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tab/>Introduction to the CMGUI Zinc API v2.8</text:p>
      </style:header>
      <style:footer>
        <text:p text:style-name="Header"><text:tab/><text:tab/>page <text:page-number text:select-page="current">9</text:page-number> of <text:page-count>9</text:page-count></text:p>
      </style:footer>
    </style:master-page>
    <style:master-page style:name="First_20_Page" style:display-name="First Page" style:page-layout-name="Mpm2" style:next-style-name="Standard">
      <style:footer>
        <text:p text:style-name="Footer"><text:tab/><text:tab/>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ard Christie</meta:initial-creator>
    <meta:creation-date>2011-10-05T10:11:16</meta:creation-date>
    <meta:generator>OpenOffice.org/3.2$Unix OpenOffice.org_project/320m12$Build-9483</meta:generator>
    <dc:date>2011-10-13T11:28:16</dc:date>
    <dc:creator>Richard Christie</dc:creator>
    <meta:editing-duration>PT26H26M53S</meta:editing-duration>
    <meta:editing-cycles>72</meta:editing-cycles>
    <meta:printed-by>Richard Christie</meta:printed-by>
    <meta:print-date>2011-10-13T11:13:57</meta:print-date>
    <meta:document-statistic meta:table-count="1" meta:image-count="0" meta:object-count="0" meta:page-count="9" meta:paragraph-count="209" meta:word-count="3056" meta:character-count="20515"/>
  </office:meta>
</office:document-meta>
</file>